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1.259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17" style:family="table-row">
      <style:table-row-properties style:min-row-height="0.196cm"/>
    </style:style>
    <style:style style:name="Table1.29" style:family="table-row">
      <style:table-row-properties style:min-row-height="1.161cm"/>
    </style:style>
    <style:style style:name="Table1.43" style:family="table-row">
      <style:table-row-properties style:min-row-height="1.162cm"/>
    </style:style>
    <style:style style:name="P1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2" style:family="paragraph" style:parent-style-name="Text_20_body">
      <style:text-properties style:font-name="Liberation Serif" fo:font-size="12pt" fo:language="en" fo:country="US" officeooo:paragraph-rsid="067d236e" style:font-size-asian="12pt" style:font-size-complex="12pt"/>
    </style:style>
    <style:style style:name="P3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4" style:family="paragraph" style:parent-style-name="Text_20_body">
      <style:text-properties style:font-name="Liberation Serif" fo:font-size="12pt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Liberation Serif" fo:font-size="12pt" style:font-size-asian="12pt" style:font-size-complex="12pt"/>
    </style:style>
    <style:style style:name="P6" style:family="paragraph" style:parent-style-name="Text_20_body">
      <style:text-properties style:font-name="Liberation Serif" fo:font-size="12pt" fo:font-weight="normal" officeooo:rsid="05277aa5" officeooo:paragraph-rsid="067a1b8f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8" style:family="paragraph" style:parent-style-name="Heading_20_1">
      <style:text-properties officeooo:paragraph-rsid="046ce04c"/>
    </style:style>
    <style:style style:name="P9" style:family="paragraph" style:parent-style-name="Heading_20_2">
      <style:text-properties style:font-name="Liberation Serif" fo:font-size="12pt" style:font-size-asian="10.5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font-weight="normal" officeooo:paragraph-rsid="0683605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font-weight="normal" officeooo:paragraph-rsid="0737e90e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2ec5a00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a37c6c" officeooo:paragraph-rsid="06ba4b09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516d9f" officeooo:paragraph-rsid="05682ac1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67d236e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554ad84" style:font-size-asian="12pt" style:font-size-complex="12pt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5682ac1" style:font-size-asian="12pt" style:font-size-complex="12pt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4dc6db" officeooo:paragraph-rsid="064dc6db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d7bf5e" officeooo:paragraph-rsid="06d7bf5e" style:font-size-asian="12pt" style:font-size-complex="12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48822f" officeooo:paragraph-rsid="06b846ae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28df95f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b90581" officeooo:paragraph-rsid="06ba4b09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b90581" officeooo:paragraph-rsid="06ba0092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5b2fcb9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4fbd91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6202c3c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09f69b9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68c098e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62766d3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3c35a09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286d6d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656621a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7261a20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72a26aa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2766d3" officeooo:paragraph-rsid="062766d3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4444cd" officeooo:paragraph-rsid="054444cd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4286d6d" style:font-size-asian="12pt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ffec0d" style:font-size-asian="12pt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7159bb7" style:font-size-asian="12pt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bd2c68" officeooo:paragraph-rsid="066b91b8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d49b86" officeooo:paragraph-rsid="06d49b86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e85545" officeooo:paragraph-rsid="06e85545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7003d16" officeooo:paragraph-rsid="07003d16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707c5aa" officeooo:paragraph-rsid="0707c5aa" style:font-size-asian="12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70a9ae8" officeooo:paragraph-rsid="070a9ae8" style:font-size-asian="12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70a9ae8" officeooo:paragraph-rsid="070c6f72" style:font-size-asian="12pt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70ea12b" officeooo:paragraph-rsid="070ea12b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7159bb7" officeooo:paragraph-rsid="07159bb7" style:font-size-asian="12pt" style:font-size-complex="1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82ccfd" officeooo:paragraph-rsid="0482ccfd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95a919" officeooo:paragraph-rsid="0495a919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95a919" officeooo:paragraph-rsid="0498cd85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2bdc9c" officeooo:paragraph-rsid="062bdc9c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9cb3fd" officeooo:paragraph-rsid="069cb3fd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2fb4a57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3dc8b8a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03f7362" officeooo:paragraph-rsid="04a9eff5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5420471" officeooo:paragraph-rsid="06b047d6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afaa7e" officeooo:paragraph-rsid="06b3044e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51a2bc" officeooo:paragraph-rsid="0651a2bc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b9daa6" officeooo:paragraph-rsid="03b9daa6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5727b5b" officeooo:paragraph-rsid="06db60a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19e40" officeooo:paragraph-rsid="03c19e40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19e40" officeooo:paragraph-rsid="065eaf40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35a09" officeooo:paragraph-rsid="057a3cab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3412b1c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3c60f6e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a45eb6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a5a9ce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a8328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bba60a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70d1755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7148a34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5a0a560" officeooo:paragraph-rsid="03ed137a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ddd06f" officeooo:paragraph-rsid="06ddd06f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fd4fbf" officeooo:paragraph-rsid="06fd4fbf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72a26aa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95a919" officeooo:paragraph-rsid="0495a919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95a919" officeooo:paragraph-rsid="06975fca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98bf7a" officeooo:paragraph-rsid="0698bf7a" style:font-size-asian="12pt" style:font-weight-asian="bold" style:font-size-complex="12pt" style:font-weight-complex="bold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993be9" officeooo:paragraph-rsid="06993be9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46ac9e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a18fbf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2c52d5" style:font-size-asian="12pt" style:font-weight-asian="bold" style:font-size-complex="12pt" style:font-weight-complex="bold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afaa7e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1377ad6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412b1c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c60f6e" style:font-size-asian="12pt" style:font-weight-asian="bold" style:font-size-complex="12pt" style:font-weight-complex="bold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c385d1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46981b5" style:font-size-asian="12pt" style:font-weight-asian="bold" style:font-size-complex="12pt" style:font-weight-complex="bold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335498" officeooo:paragraph-rsid="0127d122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a625d0" officeooo:paragraph-rsid="06a625d0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412b1c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42235c9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6d49b86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d1fe5d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7016ffb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70be3bf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5a45eb6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19e40" officeooo:paragraph-rsid="065eaf40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60f6e" officeooo:paragraph-rsid="05a5a9ce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60f6e" officeooo:paragraph-rsid="070d1755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51a2bc" officeooo:paragraph-rsid="0652adc9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d5d02c" officeooo:paragraph-rsid="03b9daa6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4d5d02c" officeooo:paragraph-rsid="06ddd06f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e58b0c" officeooo:paragraph-rsid="06e58b0c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35a09" officeooo:paragraph-rsid="057a3cab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fd4fbf" officeooo:paragraph-rsid="06fd4fbf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70ea12b" officeooo:paragraph-rsid="070ea12b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Liberation Serif" fo:font-size="12pt" fo:font-weight="normal" officeooo:rsid="0646ac9e" officeooo:paragraph-rsid="07233dc5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Liberation Serif" fo:font-size="12pt" fo:font-weight="bold" officeooo:rsid="05363310" officeooo:paragraph-rsid="0738abb4" style:font-size-asian="12pt" style:font-weight-asian="bold" style:font-size-complex="12pt" style:font-weight-complex="bold"/>
    </style:style>
    <style:style style:name="P1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09f69b9" officeooo:paragraph-rsid="009f69b9" style:font-size-asian="12pt" style:font-weight-asian="bold" style:font-size-complex="12pt" style:font-weight-complex="bold"/>
    </style:style>
    <style:style style:name="P1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335498" officeooo:paragraph-rsid="06335498" style:font-size-asian="12pt" style:font-weight-asian="bold" style:font-size-complex="12pt" style:font-weight-complex="bold"/>
    </style:style>
    <style:style style:name="P12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307bb9" style:font-size-asian="12pt" style:font-weight-asian="bold" style:font-size-complex="12pt" style:font-weight-complex="bold"/>
    </style:style>
    <style:style style:name="P1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28df95f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4cb3aa2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a37c6c" officeooo:paragraph-rsid="054ba194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a37c6c" officeooo:paragraph-rsid="03a37c6c" style:font-size-asian="12pt" style:font-size-complex="12pt"/>
    </style:style>
    <style:style style:name="P12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2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482ccfd" style:font-size-asian="12pt" style:font-weight-asian="bold" style:font-size-complex="12pt" style:font-weight-complex="bold"/>
    </style:style>
    <style:style style:name="P12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8c6768" style:font-size-asian="12pt" style:font-weight-asian="bold" style:font-size-complex="12pt" style:font-weight-complex="bold"/>
    </style:style>
    <style:style style:name="P13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af4076" style:font-size-asian="12pt" style:font-weight-asian="bold" style:font-size-complex="12pt" style:font-weight-complex="bold"/>
    </style:style>
    <style:style style:name="P13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b130bc" style:font-size-asian="12pt" style:font-weight-asian="bold" style:font-size-complex="12pt" style:font-weight-complex="bold"/>
    </style:style>
    <style:style style:name="P13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3412b1c" style:font-size-asian="12pt" style:font-weight-asian="bold" style:font-size-complex="12pt" style:font-weight-complex="bold"/>
    </style:style>
    <style:style style:name="P13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6b91b8" style:font-size-asian="12pt" style:font-weight-asian="bold" style:font-size-complex="12pt" style:font-weight-complex="bold"/>
    </style:style>
    <style:style style:name="P13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5420471" officeooo:paragraph-rsid="06b130bc" style:font-size-asian="12pt" style:font-weight-asian="bold" style:font-size-complex="12pt" style:font-weight-complex="bold"/>
    </style:style>
    <style:style style:name="P13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1318123" officeooo:paragraph-rsid="05439415" style:font-size-asian="12pt" style:font-weight-asian="bold" style:font-size-complex="12pt" style:font-weight-complex="bold"/>
    </style:style>
    <style:style style:name="P13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a37c6c" officeooo:paragraph-rsid="03a37c6c" style:font-size-asian="12pt" style:font-weight-asian="bold" style:font-size-complex="12pt" style:font-weight-complex="bold"/>
    </style:style>
    <style:style style:name="P13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25fe81" style:font-size-asian="12pt" style:font-weight-asian="bold" style:font-size-complex="12pt" style:font-weight-complex="bold"/>
    </style:style>
    <style:style style:name="P13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25fe81" officeooo:paragraph-rsid="06be2bbc" style:font-size-asian="12pt" style:font-weight-asian="bold" style:font-size-complex="12pt" style:font-weight-complex="bold"/>
    </style:style>
    <style:style style:name="P13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60f6e" officeooo:paragraph-rsid="07148a34" style:font-size-asian="12pt" style:font-weight-asian="bold" style:font-size-complex="12pt" style:font-weight-complex="bold"/>
    </style:style>
    <style:style style:name="P14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60f6e" officeooo:paragraph-rsid="07159bb7" style:font-size-asian="12pt" style:font-weight-asian="bold" style:font-size-complex="12pt" style:font-weight-complex="bold"/>
    </style:style>
    <style:style style:name="P14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2766d3" officeooo:paragraph-rsid="0693ad25" style:font-size-asian="12pt" style:font-weight-asian="normal" style:font-size-complex="12pt" style:font-weight-complex="normal"/>
    </style:style>
    <style:style style:name="P14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318123" officeooo:paragraph-rsid="05439415" style:font-size-asian="12pt" style:font-weight-asian="normal" style:font-size-complex="12pt" style:font-weight-complex="normal"/>
    </style:style>
    <style:style style:name="P14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1318123" officeooo:paragraph-rsid="054708d2" style:font-size-asian="12pt" style:font-weight-asian="normal" style:font-size-complex="12pt" style:font-weight-complex="normal"/>
    </style:style>
    <style:style style:name="P14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6be2bbc" officeooo:paragraph-rsid="06be2bbc" style:font-size-asian="12pt" style:font-weight-asian="normal" style:font-size-complex="12pt" style:font-weight-complex="normal"/>
    </style:style>
    <style:style style:name="P14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1318123" officeooo:paragraph-rsid="01318123" style:font-size-asian="12pt" style:font-size-complex="12pt"/>
    </style:style>
    <style:style style:name="P14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a37c6c" officeooo:paragraph-rsid="03a37c6c" style:font-size-asian="12pt" style:font-size-complex="12pt"/>
    </style:style>
    <style:style style:name="P14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Liberation Serif" fo:font-size="12pt" fo:font-weight="bold" officeooo:rsid="05363310" officeooo:paragraph-rsid="06a192f7" style:font-size-asian="12pt" style:font-weight-asian="bold" style:font-size-complex="12pt" style:font-weight-complex="bold"/>
    </style:style>
    <style:style style:name="P14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text-position="0% 100%" style:font-name="Liberation Serif" fo:font-size="12pt" fo:font-weight="bold" officeooo:rsid="05363310" officeooo:paragraph-rsid="06a23a75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style:font-size-asian="12pt" style:font-size-complex="12pt"/>
    </style:style>
    <style:style style:name="P151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officeooo:rsid="06a41cc1" officeooo:paragraph-rsid="06a41cc1" style:font-size-asian="12pt" style:font-size-complex="12pt"/>
    </style:style>
    <style:style style:name="P152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62766d3" officeooo:paragraph-rsid="068c6768" style:font-size-asian="12pt" style:font-weight-asian="bold" style:font-size-complex="12pt" style:font-weight-complex="bold"/>
    </style:style>
    <style:style style:name="P153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paragraph-rsid="06af999f" style:font-size-asian="12pt" style:font-weight-asian="bold" style:font-size-complex="12pt" style:font-weight-complex="bold"/>
    </style:style>
    <style:style style:name="P154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paragraph-rsid="06be2bbc" style:font-size-asian="12pt" style:font-weight-asian="bold" style:font-size-complex="12pt" style:font-weight-complex="bold"/>
    </style:style>
    <style:style style:name="P155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paragraph-rsid="06c385d1" style:font-size-asian="12pt" style:font-weight-asian="bold" style:font-size-complex="12pt" style:font-weight-complex="bold"/>
    </style:style>
    <style:style style:name="P156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paragraph-rsid="06de5669" style:font-size-asian="12pt" style:font-weight-asian="bold" style:font-size-complex="12pt" style:font-weight-complex="bold"/>
    </style:style>
    <style:style style:name="P157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paragraph-rsid="0705ce1f" style:font-size-asian="12pt" style:font-weight-asian="bold" style:font-size-complex="12pt" style:font-weight-complex="bold"/>
    </style:style>
    <style:style style:name="P158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3412b1c" officeooo:paragraph-rsid="0567ec63" style:font-size-asian="12pt" style:font-weight-asian="bold" style:font-size-complex="12pt" style:font-weight-complex="bold"/>
    </style:style>
    <style:style style:name="P159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3412b1c" officeooo:paragraph-rsid="06d98a95" style:font-size-asian="12pt" style:font-weight-asian="bold" style:font-size-complex="12pt" style:font-weight-complex="bold"/>
    </style:style>
    <style:style style:name="P160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6d49b86" officeooo:paragraph-rsid="06d49b86" style:font-size-asian="12pt" style:font-weight-asian="bold" style:font-size-complex="12pt" style:font-weight-complex="bold"/>
    </style:style>
    <style:style style:name="P161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6e85545" officeooo:paragraph-rsid="06e85545" style:font-size-asian="12pt" style:font-weight-asian="bold" style:font-size-complex="12pt" style:font-weight-complex="bold"/>
    </style:style>
    <style:style style:name="P162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707c5aa" officeooo:paragraph-rsid="0707c5aa" style:font-size-asian="12pt" style:font-weight-asian="bold" style:font-size-complex="12pt" style:font-weight-complex="bold"/>
    </style:style>
    <style:style style:name="P163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70a9ae8" officeooo:paragraph-rsid="070be3bf" style:font-size-asian="12pt" style:font-weight-asian="bold" style:font-size-complex="12pt" style:font-weight-complex="bold"/>
    </style:style>
    <style:style style:name="P164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7159bb7" officeooo:paragraph-rsid="07159bb7" style:font-size-asian="12pt" style:font-weight-asian="bold" style:font-size-complex="12pt" style:font-weight-complex="bold"/>
    </style:style>
    <style:style style:name="P165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normal" officeooo:rsid="0402c5c3" officeooo:paragraph-rsid="05544a4c" fo:background-color="#ffffff" style:font-size-asian="12pt" style:font-weight-asian="normal" style:font-size-complex="12pt" style:font-weight-complex="normal"/>
    </style:style>
    <style:style style:name="P166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normal" officeooo:rsid="0402c5c3" officeooo:paragraph-rsid="055b4e6c" fo:background-color="#ffffff" style:font-size-asian="12pt" style:font-weight-asian="normal" style:font-size-complex="12pt" style:font-weight-complex="normal"/>
    </style:style>
    <style:style style:name="P167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normal" officeooo:rsid="0402c5c3" officeooo:paragraph-rsid="05630012" fo:background-color="#ffffff" style:font-size-asian="12pt" style:font-weight-asian="normal" style:font-size-complex="12pt" style:font-weight-complex="normal"/>
    </style:style>
    <style:style style:name="P168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normal" officeooo:rsid="0402c5c3" officeooo:paragraph-rsid="06d2ae59" fo:background-color="#ffffff" style:font-size-asian="12pt" style:font-weight-asian="normal" style:font-size-complex="12pt" style:font-weight-complex="normal"/>
    </style:style>
    <style:style style:name="P169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text-position="0% 100%" style:font-name="Liberation Serif" fo:font-size="12pt" fo:font-weight="bold" officeooo:rsid="054444cd" officeooo:paragraph-rsid="06b40055" style:font-size-asian="12pt" style:font-weight-asian="bold" style:font-size-complex="12pt" style:font-weight-complex="bold"/>
    </style:style>
    <style:style style:name="P170" style:family="paragraph" style:parent-style-name="Text_20_body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71" style:family="paragraph" style:parent-style-name="Standard">
      <style:paragraph-properties fo:line-height="100%"/>
      <style:text-properties style:font-name="Liberation Serif" fo:font-size="12pt" fo:font-weight="normal" officeooo:rsid="0541276a" officeooo:paragraph-rsid="06a85d3e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line-height="100%"/>
      <style:text-properties style:font-name="Liberation Serif" fo:font-size="12pt" fo:font-weight="normal" officeooo:rsid="06afaa7e" officeooo:paragraph-rsid="06afaa7e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line-height="100%"/>
      <style:text-properties style:font-name="Liberation Serif" fo:font-size="12pt" fo:font-weight="normal" officeooo:rsid="06afaa7e" officeooo:paragraph-rsid="06b047d6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10f1a39" style:font-size-asian="12pt" style:font-size-complex="12pt"/>
    </style:style>
    <style:style style:name="P175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0d935de" fo:background-color="#ffffff" style:font-size-asian="12pt" style:font-size-complex="12pt"/>
    </style:style>
    <style:style style:name="P176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263684f" fo:background-color="#ffffff" style:font-size-asian="12pt" style:font-size-complex="12pt"/>
    </style:style>
    <style:style style:name="P177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78" style:family="paragraph" style:parent-style-name="Standard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79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80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paragraph-rsid="06a23a75" style:font-size-asian="12pt" style:font-weight-asian="bold" style:font-size-complex="12pt" style:font-weight-complex="bold"/>
    </style:style>
    <style:style style:name="P181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officeooo:rsid="06e1b964" officeooo:paragraph-rsid="06e1b964" style:font-size-asian="12pt" style:font-weight-asian="bold" style:font-size-complex="12pt" style:font-weight-complex="bold"/>
    </style:style>
    <style:style style:name="P182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183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84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185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86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187" style:family="paragraph" style:parent-style-name="Text_20_body">
      <style:paragraph-properties fo:margin-top="0cm" fo:margin-bottom="0.499cm" loext:contextual-spacing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e6354" officeooo:paragraph-rsid="001e6354" style:text-blinking="false" fo:background-color="transparent" style:font-size-asian="12pt" style:font-size-complex="12pt"/>
    </style:style>
    <style:style style:name="P188" style:family="paragraph" style:parent-style-name="Text_20_body">
      <style:paragraph-properties fo:margin-top="0cm" fo:margin-bottom="0.499cm" loext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89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90" style:family="paragraph" style:parent-style-name="Preformatted_20_Text">
      <style:text-properties style:font-name="Liberation Serif" fo:font-size="12pt" fo:font-weight="bold" officeooo:paragraph-rsid="06a18fbf" style:font-size-asian="12pt" style:font-weight-asian="bold" style:font-size-complex="12pt" style:font-weight-complex="bold"/>
    </style:style>
    <style:style style:name="P191" style:family="paragraph" style:parent-style-name="Preformatted_20_Text">
      <style:paragraph-properties fo:line-height="100%"/>
      <style:text-properties style:font-name="Liberation Serif" fo:font-size="12pt" fo:font-weight="bold" officeooo:rsid="06afaa7e" officeooo:paragraph-rsid="06afaa7e" style:font-size-asian="12pt" style:font-weight-asian="bold" style:font-size-complex="12pt" style:font-weight-complex="bold"/>
    </style:style>
    <style:style style:name="P192" style:family="paragraph" style:parent-style-name="Preformatted_20_Text">
      <style:text-properties style:font-name="Liberation Serif" fo:font-size="12pt" fo:font-weight="bold" officeooo:paragraph-rsid="06af4076" style:font-size-asian="12pt" style:font-weight-asian="bold" style:font-size-complex="12pt" style:font-weight-complex="bold"/>
    </style:style>
    <style:style style:name="P193" style:family="paragraph" style:parent-style-name="Preformatted_20_Text">
      <style:text-properties style:font-name="Liberation Serif" fo:font-size="12pt" fo:font-weight="bold" officeooo:paragraph-rsid="06b130bc" style:font-size-asian="12pt" style:font-weight-asian="bold" style:font-size-complex="12pt" style:font-weight-complex="bold"/>
    </style:style>
    <style:style style:name="P194" style:family="paragraph" style:parent-style-name="Preformatted_20_Text">
      <style:text-properties style:font-name="Liberation Serif" fo:font-size="12pt" fo:font-weight="bold" officeooo:paragraph-rsid="06af999f" style:font-size-asian="12pt" style:font-weight-asian="bold" style:font-size-complex="12pt" style:font-weight-complex="bold"/>
    </style:style>
    <style:style style:name="P195" style:family="paragraph" style:parent-style-name="Preformatted_20_Text">
      <style:text-properties style:font-name="Liberation Serif" fo:font-size="12pt" fo:font-weight="bold" officeooo:paragraph-rsid="06b40055" style:font-size-asian="12pt" style:font-weight-asian="bold" style:font-size-complex="12pt" style:font-weight-complex="bold"/>
    </style:style>
    <style:style style:name="P196" style:family="paragraph" style:parent-style-name="Preformatted_20_Text">
      <style:text-properties style:font-name="Liberation Serif" fo:font-size="12pt" fo:font-weight="bold" officeooo:paragraph-rsid="06c385d1" style:font-size-asian="12pt" style:font-weight-asian="bold" style:font-size-complex="12pt" style:font-weight-complex="bold"/>
    </style:style>
    <style:style style:name="P197" style:family="paragraph" style:parent-style-name="Preformatted_20_Text">
      <style:text-properties style:font-name="Liberation Serif" fo:font-size="12pt" fo:font-weight="bold" officeooo:paragraph-rsid="07159bb7" style:font-size-asian="12pt" style:font-weight-asian="bold" style:font-size-complex="12pt" style:font-weight-complex="bold"/>
    </style:style>
    <style:style style:name="P198" style:family="paragraph" style:parent-style-name="Preformatted_20_Text">
      <style:paragraph-properties fo:line-height="100%"/>
      <style:text-properties style:font-name="Liberation Serif" fo:font-size="12pt" officeooo:paragraph-rsid="06f07b26" style:font-size-asian="12pt" style:font-size-complex="12pt"/>
    </style:style>
    <style:style style:name="P199" style:family="paragraph" style:parent-style-name="Preformatted_20_Text">
      <style:paragraph-properties fo:line-height="100%"/>
      <style:text-properties style:font-name="Liberation Serif" fo:font-size="12pt" officeooo:paragraph-rsid="06f35005" style:font-size-asian="12pt" style:font-size-complex="12pt"/>
    </style:style>
    <style:style style:name="P200" style:family="paragraph" style:parent-style-name="Standard" style:list-style-name="L5">
      <style:paragraph-properties fo:margin-top="0cm" fo:margin-bottom="0cm" loext:contextual-spacing="true" fo:line-height="100%"/>
      <style:text-properties style:font-name="Liberation Serif" fo:font-size="12pt" officeooo:paragraph-rsid="0198a170" style:font-size-asian="12pt" style:font-size-complex="12pt"/>
    </style:style>
    <style:style style:name="P201" style:family="paragraph" style:parent-style-name="Table_20_Contents" style:list-style-name="L4">
      <style:paragraph-properties fo:margin-top="0cm" fo:margin-bottom="0cm" loext:contextual-spacing="false" fo:line-height="100%"/>
      <style:text-properties style:font-name="Liberation Serif" fo:font-size="12pt" style:font-size-asian="12pt" style:font-size-complex="12pt"/>
    </style:style>
    <style:style style:name="P202" style:family="paragraph" style:parent-style-name="Table_20_Contents" style:list-style-name="L4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203" style:family="paragraph" style:parent-style-name="Text_20_body" style:list-style-name="L1">
      <style:paragraph-properties fo:line-height="100%"/>
      <style:text-properties officeooo:paragraph-rsid="073297c3"/>
    </style:style>
    <style:style style:name="P204" style:family="paragraph" style:parent-style-name="Text_20_body" style:list-style-name="L2">
      <style:paragraph-properties fo:line-height="100%"/>
      <style:text-properties officeooo:paragraph-rsid="073297c3"/>
    </style:style>
    <style:style style:name="P205" style:family="paragraph" style:parent-style-name="Text_20_body" style:list-style-name="L1">
      <style:paragraph-properties fo:line-height="100%"/>
      <style:text-properties style:font-name="Liberation Serif" fo:font-size="12pt" style:font-size-asian="12pt" style:font-size-complex="12pt"/>
    </style:style>
    <style:style style:name="P206" style:family="paragraph" style:parent-style-name="Text_20_body" style:list-style-name="L7">
      <style:paragraph-properties fo:line-height="100%"/>
      <style:text-properties style:font-name="Liberation Serif" fo:font-size="12pt" officeooo:paragraph-rsid="066f0527" style:font-size-asian="12pt" style:font-size-complex="12pt"/>
    </style:style>
    <style:style style:name="P207" style:family="paragraph" style:parent-style-name="Text_20_body" style:list-style-name="L9">
      <style:paragraph-properties fo:line-height="100%"/>
      <style:text-properties style:font-name="Liberation Serif" fo:font-size="12pt" officeooo:paragraph-rsid="060ec5cb" style:font-size-asian="12pt" style:font-size-complex="12pt"/>
    </style:style>
    <style:style style:name="P208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209" style:family="paragraph" style:parent-style-name="Text_20_body" style:list-style-name="L7">
      <style:text-properties style:font-name="Liberation Serif" fo:font-size="12pt" style:font-size-asian="12pt" style:font-size-complex="12pt"/>
    </style:style>
    <style:style style:name="P210" style:family="paragraph" style:parent-style-name="Text_20_body" style:list-style-name="L11">
      <style:text-properties style:font-name="Liberation Serif" fo:font-size="12pt" style:font-size-asian="12pt" style:font-size-complex="12pt"/>
    </style:style>
    <style:style style:name="P211" style:family="paragraph" style:parent-style-name="Text_20_body" style:list-style-name="L2">
      <style:paragraph-properties fo:margin-top="0cm" fo:margin-bottom="0cm" loext:contextual-spacing="false"/>
    </style:style>
    <style:style style:name="P212" style:family="paragraph" style:parent-style-name="Text_20_body" style:list-style-name="L3">
      <style:paragraph-properties fo:margin-top="0cm" fo:margin-bottom="0cm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13" style:family="paragraph" style:parent-style-name="Text_20_body" style:list-style-name="L6">
      <style:paragraph-properties fo:margin-top="0cm" fo:margin-bottom="0cm" loext:contextual-spacing="false"/>
      <style:text-properties style:font-name="Liberation Serif" fo:font-size="12pt" fo:font-weight="bold" officeooo:paragraph-rsid="0737e90e" style:font-size-asian="12pt" style:font-weight-asian="bold" style:font-size-complex="12pt" style:font-weight-complex="bold"/>
    </style:style>
    <style:style style:name="P214" style:family="paragraph" style:parent-style-name="Text_20_body" style:list-style-name="L6">
      <style:paragraph-properties fo:margin-top="0cm" fo:margin-bottom="0cm" loext:contextual-spacing="false" fo:line-height="100%"/>
      <style:text-properties style:font-name="Liberation Serif" fo:font-size="12pt" fo:font-weight="bold" officeooo:paragraph-rsid="0737e90e" style:font-size-asian="12pt" style:font-weight-asian="bold" style:font-size-complex="12pt" style:font-weight-complex="bold"/>
    </style:style>
    <style:style style:name="P215" style:family="paragraph" style:parent-style-name="Text_20_body" style:list-style-name="L8">
      <style:paragraph-properties fo:margin-top="0cm" fo:margin-bottom="0cm" loext:contextual-spacing="false" fo:line-height="100%"/>
      <style:text-properties style:font-name="Liberation Serif" fo:font-size="12pt" officeooo:paragraph-rsid="060ec5cb" style:font-size-asian="12pt" style:font-size-complex="12pt"/>
    </style:style>
    <style:style style:name="P216" style:family="paragraph" style:parent-style-name="Text_20_body" style:list-style-name="L10">
      <style:paragraph-properties fo:margin-top="0cm" fo:margin-bottom="0cm" loext:contextual-spacing="false" fo:line-height="100%"/>
      <style:text-properties style:font-name="Liberation Serif" fo:font-size="12pt" officeooo:paragraph-rsid="042ce2d9" style:font-size-asian="12pt" style:font-size-complex="12pt"/>
    </style:style>
    <style:style style:name="P217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d59520" style:font-weight-asian="bold" style:font-weight-complex="bold"/>
    </style:style>
    <style:style style:name="T4" style:family="text">
      <style:text-properties fo:font-weight="bold" officeooo:rsid="0475dcbd" style:font-weight-asian="bold" style:font-weight-complex="bold"/>
    </style:style>
    <style:style style:name="T5" style:family="text">
      <style:text-properties fo:font-weight="bold" officeooo:rsid="0453d932" style:font-weight-asian="bold" style:font-weight-complex="bold"/>
    </style:style>
    <style:style style:name="T6" style:family="text">
      <style:text-properties fo:font-weight="bold" officeooo:rsid="037c11ce" style:font-weight-asian="bold" style:font-weight-complex="bold"/>
    </style:style>
    <style:style style:name="T7" style:family="text">
      <style:text-properties fo:font-weight="bold" officeooo:rsid="067cd9d0" style:font-weight-asian="bold" style:font-weight-complex="bold"/>
    </style:style>
    <style:style style:name="T8" style:family="text">
      <style:text-properties fo:font-weight="bold" officeooo:rsid="06883628" style:font-weight-asian="bold" style:font-weight-complex="bold"/>
    </style:style>
    <style:style style:name="T9" style:family="text">
      <style:text-properties fo:font-weight="bold" officeooo:rsid="05363310" style:font-weight-asian="bold" style:font-weight-complex="bold"/>
    </style:style>
    <style:style style:name="T10" style:family="text">
      <style:text-properties fo:font-weight="bold" officeooo:rsid="06b047d6" style:font-weight-asian="bold" style:font-weight-complex="bold"/>
    </style:style>
    <style:style style:name="T11" style:family="text">
      <style:text-properties fo:font-weight="bold" officeooo:rsid="06b3044e" style:font-weight-asian="bold" style:font-weight-complex="bold"/>
    </style:style>
    <style:style style:name="T12" style:family="text">
      <style:text-properties fo:font-weight="bold" officeooo:rsid="0707c5aa" style:font-weight-asian="bold" style:font-weight-complex="bold"/>
    </style:style>
    <style:style style:name="T13" style:family="text">
      <style:text-properties fo:font-weight="bold" officeooo:rsid="073b1e19" style:font-weight-asian="bold" style:font-weight-complex="bold"/>
    </style:style>
    <style:style style:name="T14" style:family="text">
      <style:text-properties fo:font-weight="bold" officeooo:rsid="061c2919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language="en" fo:country="US" style:font-size-asian="12pt" style:font-size-complex="12pt"/>
    </style:style>
    <style:style style:name="T18" style:family="text">
      <style:text-properties style:font-name="Liberation Serif" fo:font-size="12pt" fo:language="en" fo:country="US" officeooo:rsid="067cd9d0" style:font-size-asian="12pt" style:font-size-complex="12pt"/>
    </style:style>
    <style:style style:name="T19" style:family="text">
      <style:text-properties style:font-name="Liberation Serif" fo:font-size="12pt" fo:font-weight="bold" style:font-size-asian="12pt" style:font-size-complex="1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42ab8d4" style:font-weight-asian="normal" style:font-weight-complex="normal"/>
    </style:style>
    <style:style style:name="T22" style:family="text">
      <style:text-properties fo:font-weight="normal" officeooo:rsid="0453d932" style:font-weight-asian="normal" style:font-weight-complex="normal"/>
    </style:style>
    <style:style style:name="T23" style:family="text">
      <style:text-properties fo:font-weight="normal" officeooo:rsid="03516d9f" style:font-weight-asian="normal" style:font-weight-complex="normal"/>
    </style:style>
    <style:style style:name="T24" style:family="text">
      <style:text-properties fo:font-weight="normal" officeooo:rsid="072c7966" style:font-weight-asian="normal" style:font-weight-complex="normal"/>
    </style:style>
    <style:style style:name="T25" style:family="text">
      <style:text-properties fo:font-weight="normal" officeooo:rsid="06a5e1bc" style:font-weight-asian="normal" style:font-weight-complex="normal"/>
    </style:style>
    <style:style style:name="T26" style:family="text">
      <style:text-properties style:font-weight-asian="bold" style:font-weight-complex="bold"/>
    </style:style>
    <style:style style:name="T27" style:family="text">
      <style:text-properties fo:language="en" fo:country="US" fo:font-weight="bold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fo:font-weight="bold" officeooo:rsid="067cd9d0" style:font-weight-asian="bold" style:font-weight-complex="bold"/>
    </style:style>
    <style:style style:name="T30" style:family="text">
      <style:text-properties fo:language="en" fo:country="US" fo:font-weight="bold" officeooo:rsid="072d9559" style:font-weight-asian="bold" style:font-weight-complex="bold"/>
    </style:style>
    <style:style style:name="T31" style:family="text">
      <style:text-properties fo:language="en" fo:country="US" fo:font-weight="bold" officeooo:rsid="072f20fe" style:font-weight-asian="bold" style:font-weight-complex="bold"/>
    </style:style>
    <style:style style:name="T32" style:family="text">
      <style:text-properties officeooo:rsid="007743e6"/>
    </style:style>
    <style:style style:name="T33" style:family="text">
      <style:text-properties officeooo:rsid="009ccf87"/>
    </style:style>
    <style:style style:name="T34" style:family="text">
      <style:text-properties officeooo:rsid="00e883eb"/>
    </style:style>
    <style:style style:name="T35" style:family="text">
      <style:text-properties officeooo:rsid="01c729e2"/>
    </style:style>
    <style:style style:name="T36" style:family="text">
      <style:text-properties officeooo:rsid="0263684f"/>
    </style:style>
    <style:style style:name="T37" style:family="text">
      <style:text-properties officeooo:rsid="0270a0db"/>
    </style:style>
    <style:style style:name="T38" style:family="text">
      <style:text-properties officeooo:rsid="02befdb2"/>
    </style:style>
    <style:style style:name="T39" style:family="text">
      <style:text-properties officeooo:rsid="0198a170"/>
    </style:style>
    <style:style style:name="T40" style:family="text">
      <style:text-properties officeooo:rsid="01a0b5ab"/>
    </style:style>
    <style:style style:name="T41" style:family="text">
      <style:text-properties officeooo:rsid="019f26e1"/>
    </style:style>
    <style:style style:name="T42" style:family="text">
      <style:text-properties officeooo:rsid="015780b8"/>
    </style:style>
    <style:style style:name="T43" style:family="text">
      <style:text-properties officeooo:rsid="049d108b"/>
    </style:style>
    <style:style style:name="T44" style:family="text">
      <style:text-properties officeooo:rsid="04f668ae"/>
    </style:style>
    <style:style style:name="T45" style:family="text">
      <style:text-properties officeooo:rsid="04fdc670"/>
    </style:style>
    <style:style style:name="T46" style:family="text">
      <style:text-properties officeooo:rsid="04ff3de8"/>
    </style:style>
    <style:style style:name="T47" style:family="text">
      <style:text-properties style:text-position="0% 100%" officeooo:rsid="05363310"/>
    </style:style>
    <style:style style:name="T48" style:family="text">
      <style:text-properties officeooo:rsid="0683605d"/>
    </style:style>
    <style:style style:name="T49" style:family="text">
      <style:text-properties officeooo:rsid="06883628"/>
    </style:style>
    <style:style style:name="T50" style:family="text">
      <style:text-properties officeooo:rsid="05363310"/>
    </style:style>
    <style:style style:name="T51" style:family="text">
      <style:text-properties officeooo:rsid="06335498"/>
    </style:style>
    <style:style style:name="T52" style:family="text">
      <style:text-properties officeooo:rsid="06b047d6"/>
    </style:style>
    <style:style style:name="T53" style:family="text">
      <style:text-properties officeooo:rsid="06c9582f"/>
    </style:style>
    <style:style style:name="T54" style:family="text">
      <style:text-properties officeooo:rsid="06d93376"/>
    </style:style>
    <style:style style:name="T55" style:family="text">
      <style:text-properties officeooo:rsid="06e92314"/>
    </style:style>
    <style:style style:name="T56" style:family="text">
      <style:text-properties officeooo:rsid="06ec4fc9"/>
    </style:style>
    <style:style style:name="T57" style:family="text">
      <style:text-properties officeooo:rsid="06f07b26"/>
    </style:style>
    <style:style style:name="T58" style:family="text">
      <style:text-properties officeooo:rsid="07014425"/>
    </style:style>
    <style:style style:name="T59" style:family="text">
      <style:text-properties officeooo:rsid="0702cfb7"/>
    </style:style>
    <style:style style:name="T60" style:family="text">
      <style:text-properties officeooo:rsid="0707c5aa"/>
    </style:style>
    <style:style style:name="T61" style:family="text">
      <style:text-properties officeooo:rsid="07144d68"/>
    </style:style>
    <style:style style:name="T62" style:family="text">
      <style:text-properties officeooo:rsid="07174a2b"/>
    </style:style>
    <style:style style:name="T63" style:family="text">
      <style:text-properties officeooo:rsid="071c6d2d"/>
    </style:style>
    <style:style style:name="T64" style:family="text">
      <style:text-properties officeooo:rsid="07261a20"/>
    </style:style>
    <style:style style:name="T65" style:family="text">
      <style:text-properties officeooo:rsid="06a5e1bc"/>
    </style:style>
    <style:style style:name="T66" style:family="text">
      <style:text-properties officeooo:rsid="0739f504"/>
    </style:style>
    <style:style style:name="T67" style:family="text">
      <style:text-properties officeooo:rsid="073b1e19"/>
    </style:style>
    <style:style style:name="T68" style:family="text">
      <style:text-properties officeooo:rsid="073cb394"/>
    </style:style>
    <style:style style:name="T69" style:family="text">
      <style:text-properties officeooo:rsid="073de2da"/>
    </style:style>
    <style:style style:name="T70" style:family="text">
      <style:text-properties officeooo:rsid="002d4cf0"/>
    </style:style>
    <style:style style:name="T71" style:family="text">
      <style:text-properties officeooo:rsid="002f4af5"/>
    </style:style>
    <style:style style:name="T72" style:family="text">
      <style:text-properties officeooo:rsid="00371e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14cm" fo:text-indent="-0.635cm" fo:margin-left="7.8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49cm" fo:text-indent="-0.635cm" fo:margin-left="8.449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firstHeading"/><text:span text:style-name="T16">Python</text:span><text:span text:style-name="T17">/C2/</text:span><text:span text:style-name="T18">Sequence Datatypes</text:span><text:span text:style-name="T15"> </text:span><text:span text:style-name="T17">/English</text:span></text:h>
      <text:p text:style-name="P1"/>
      <text:section text:style-name="Sect1" text:name="bodyContent">
        <text:p text:style-name="P4"/>
        <text:section text:style-name="Sect1" text:name="contentSub">
          <text:p text:style-name="P4"><text:s/></text:p>
        </text:section>
      </text:section>
      <text:section text:style-name="Sect2" text:name="mw-content-text">
        <text:p text:style-name="P2"><text:span text:style-name="T1">Title of script</text:span>: <text:span text:style-name="T3"><text:s/></text:span><text:span text:style-name="T7">Sequence Datatypes</text:span></text:p>
        <text:p text:style-name="P3">Author: <text:span text:style-name="T33">Aditya Palaparthy</text:span></text:p>
        <text:p text:style-name="P4"><text:span text:style-name="T27">Keywords: </text:span><text:span text:style-name="T28">Python</text:span><text:span text:style-name="T27">, </text:span><text:span text:style-name="T28">Ipython, </text:span><text:span text:style-name="T30">split, join, </text:span><text:span text:style-name="T31">max, min, sorted, in</text:span><text:span text:style-name="T30">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3">Visual Cue</text:p>
            </table:table-cell>
            <table:table-cell table:style-name="Table1.A1" office:value-type="string">
              <text:p text:style-name="P13">Narration</text:p>
            </table:table-cell>
          </table:table-row>
          <table:table-row>
            <table:table-cell table:style-name="Table1.A1" office:value-type="string">
              <text:p text:style-name="P30">Show Slide </text:p>
              <text:p text:style-name="P5">containing title, name of the production team along with the logo of MHRD </text:p>
            </table:table-cell>
            <table:table-cell table:style-name="Table1.A1" office:value-type="string">
              <text:p text:style-name="P18">Hello Friends. Welcome to the tutorial on "<text:span text:style-name="T29">Sequence Datatypes</text:span>". </text:p>
            </table:table-cell>
          </table:table-row>
          <table:table-row>
            <table:table-cell table:style-name="Table1.A1" office:value-type="string">
              <text:p text:style-name="P31">Show Slide </text:p>
              <text:p text:style-name="P31"><text:span text:style-name="T38">O</text:span>bjectives </text:p>
              <text:p text:style-name="P17"/>
            </table:table-cell>
            <table:table-cell table:style-name="Table1.A1" office:value-type="string">
              <text:p text:style-name="P32"><text:span text:style-name="T39">At the end of</text:span> this tutorial, <text:span text:style-name="T42">we will learn about-</text:span></text:p>
              <text:p text:style-name="P32"><text:s/></text:p>
              <text:list xml:id="list3625434622493226759" text:style-name="L1">
                <text:list-item>
                  <text:p text:style-name="P203"><text:span text:style-name="T19">Properties</text:span> </text:p>
                </text:list-item>
              </text:list>
              <text:list xml:id="list6451927959295279833" text:style-name="L2">
                <text:list-item>
                  <text:p text:style-name="P204"><text:s/><text:span text:style-name="T2">Data</text:span> in Sequence</text:p>
                </text:list-item>
                <text:list-item>
                  <text:p text:style-name="P211">Accessed using <text:span text:style-name="T2">Index</text:span></text:p>
                </text:list-item>
              </text:list>
              <text:list xml:id="list205754654337374" text:continue-list="list3625434622493226759" text:style-name="L1">
                <text:list-item>
                  <text:p text:style-name="P205"><text:span text:style-name="T1">Sequence Data types</text:span> </text:p>
                  <text:list text:style-name="L3">
                    <text:list-item>
                      <text:list>
                        <text:list-item>
                          <text:p text:style-name="P212">list </text:p>
                        </text:list-item>
                        <text:list-item>
                          <text:p text:style-name="P212">string </text:p>
                        </text:list-item>
                        <text:list-item>
                          <text:p text:style-name="P208"><text:span text:style-name="T2">tuple</text:span> </text:p>
                        </text:list-item>
                      </text:list>
                    </text:list-item>
                  </text:list>
                </text:list-item>
              </text:list>
            </table:table-cell>
          </table:table-row>
          <table:table-row>
            <table:table-cell table:style-name="Table1.A4" office:value-type="string">
              <text:p text:style-name="P17">Show Slide </text:p>
              <text:p text:style-name="P17">System <text:span text:style-name="T69">Specifications</text:span> </text:p>
            </table:table-cell>
            <table:table-cell table:style-name="Table1.A4" office:value-type="string">
              <text:p text:style-name="P17">To record this tutorial, I am using </text:p>
              <text:p text:style-name="P17"/>
              <text:list xml:id="list6599045086066090037" text:style-name="L4">
                <text:list-item>
                  <text:p text:style-name="P201"><text:span text:style-name="T1">Ubuntu Linux 14.04</text:span> operating system</text:p>
                </text:list-item>
                <text:list-item>
                  <text:p text:style-name="P202"><text:span text:style-name="T26">Python</text:span> 2.7.6</text:p>
                </text:list-item>
                <text:list-item>
                  <text:p text:style-name="P201"><text:span text:style-name="T2">IPython</text:span><text:span text:style-name="T1"> </text:span><text:span text:style-name="T14">4</text:span><text:span text:style-name="T1">.0.0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30">Show Slide </text:p>
              <text:p text:style-name="P5">Pre-requisite slide </text:p>
            </table:table-cell>
            <table:table-cell table:style-name="Table1.A4" office:value-type="string">
              <text:p text:style-name="P30">To <text:span text:style-name="T40">practise</text:span> this tutorial, <text:span text:style-name="T41">you </text:span>should know how to </text:p>
              <text:list xml:id="list124599442889790910" text:style-name="L5">
                <text:list-item>
                  <text:p text:style-name="P200">run basic <text:span text:style-name="T2">Python </text:span>commands on the <text:span text:style-name="T2">ipython console</text:span></text:p>
                </text:list-item>
              </text:list>
              <text:p text:style-name="P149"/>
              <text:p text:style-name="P150">If not, <text:span text:style-name="T39">see the pre-requisite</text:span> <text:span text:style-name="T2">Python </text:span>tutorials <text:span text:style-name="T39">on </text:span>this website.</text:p>
            </table:table-cell>
          </table:table-row>
          <table:table-row table:style-name="Table1.6">
            <table:table-cell table:style-name="Table1.A6" office:value-type="string">
              <text:p text:style-name="P33"/>
            </table:table-cell>
            <table:table-cell table:style-name="Table1.A6" office:value-type="string">
              <text:p text:style-name="P10"><text:span text:style-name="T2">Sequence data types</text:span> are those in which <text:span text:style-name="T2">elements</text:span> are kept in a <text:span text:style-name="T2">sequential</text:span> order.</text:p>
              <text:p text:style-name="P10"/>
              <text:p text:style-name="P10"><text:span text:style-name="T48">T</text:span>he <text:span text:style-name="T2">elements</text:span> are accessed using <text:span text:style-name="T2">index numbers</text:span>. </text:p>
              <text:p text:style-name="P11">The <text:span text:style-name="T2">sequence datatypes</text:span> in Python are </text:p>
              <text:list xml:id="list7749666801880381171" text:style-name="L6">
                <text:list-item>
                  <text:p text:style-name="P213">list </text:p>
                </text:list-item>
                <text:list-item>
                  <text:p text:style-name="P213">string </text:p>
                </text:list-item>
                <text:list-item>
                  <text:p text:style-name="P214">tuple </text:p>
                </text:list-item>
              </text:list>
            </table:table-cell>
          </table:table-row>
          <text:soft-page-break/>
          <table:table-row table:style-name="Table1.6">
            <table:table-cell table:style-name="Table1.A6" office:value-type="string">
              <text:p text:style-name="P41">[Terminal]</text:p>
              <text:p text:style-name="P120">ipython --<text:span text:style-name="T49">pylab</text:span> </text:p>
            </table:table-cell>
            <table:table-cell table:style-name="Table1.A6" office:value-type="string">
              <text:p text:style-name="P12">Let us start <text:span text:style-name="T2">ipython --</text:span><text:span text:style-name="T8">pylab</text:span><text:span text:style-name="T2">.</text:span></text:p>
              <text:p text:style-name="P12"/>
              <text:p text:style-name="P12"><text:span text:style-name="T32">O</text:span>pen the <text:span text:style-name="T2">terminal</text:span> and <text:span text:style-name="T35">T</text:span>ype <text:span text:style-name="T2">ipython --</text:span><text:span text:style-name="T8">pylab</text:span><text:span text:style-name="T4"> </text:span><text:span text:style-name="T22">and press </text:span><text:span text:style-name="T5">Enter</text:span></text:p>
            </table:table-cell>
          </table:table-row>
          <table:table-row>
            <table:table-cell table:style-name="Table1.A1" office:value-type="string">
              <text:p text:style-name="P56"/>
            </table:table-cell>
            <table:table-cell table:style-name="Table1.A1" office:value-type="string">
              <text:p text:style-name="P34">The <text:span text:style-name="T2">list</text:span> <text:span text:style-name="T2">type</text:span> is a container that holds a number of <text:span text:style-name="T2">objects</text:span> in the given order. </text:p>
            </table:table-cell>
          </table:table-row>
          <table:table-row>
            <table:table-cell table:style-name="Table1.A6" office:value-type="string">
              <text:p text:style-name="P56">[Ipython <text:span text:style-name="T43">Console</text:span>]</text:p>
              <text:p text:style-name="P56"/>
              <text:p text:style-name="P128">num_list = [1, 2, 3, 4]</text:p>
              <text:p text:style-name="P179">num_list</text:p>
            </table:table-cell>
            <table:table-cell table:style-name="Table1.A6" office:value-type="string">
              <text:p text:style-name="P35">We create our first <text:span text:style-name="T2">list</text:span></text:p>
              <text:p text:style-name="P42">Type</text:p>
              <text:p text:style-name="P129">num_list = [1, 2, 3, 4]</text:p>
              <text:p text:style-name="P152">num_list</text:p>
              <text:p text:style-name="P141">Items enclosed in <text:span text:style-name="T2">square brackets</text:span> separated by <text:span text:style-name="T2">comma</text:span> constitutes a <text:span text:style-name="T2">list</text:span>. </text:p>
              <text:p text:style-name="P141"><text:span text:style-name="T2">Lists</text:span> can store data of any <text:span text:style-name="T2">type</text:span> in them. </text:p>
            </table:table-cell>
          </table:table-row>
          <table:table-row>
            <table:table-cell table:style-name="Table1.A6" office:value-type="string">
              <text:p text:style-name="P57">[Ipython <text:span text:style-name="T43">Console</text:span>]</text:p>
              <text:p text:style-name="P57"/>
              <text:p text:style-name="P85">var_list = [1, 1.2, [1,2]] </text:p>
              <text:p text:style-name="P87">var_list</text:p>
            </table:table-cell>
            <table:table-cell table:style-name="Table1.A6" office:value-type="string">
              <text:p text:style-name="P6">We can have a list something like </text:p>
              <text:p text:style-name="P86">var_list = [1, 1.2, [1,2]] </text:p>
              <text:p text:style-name="P88">var_list</text:p>
            </table:table-cell>
          </table:table-row>
          <table:table-row>
            <table:table-cell table:style-name="Table1.A6" office:value-type="string">
              <text:p text:style-name="P58">[Ipython <text:span text:style-name="T43">Console</text:span>]</text:p>
              <text:p text:style-name="P58"/>
              <text:p text:style-name="P14">greeting_string="hello" </text:p>
            </table:table-cell>
            <table:table-cell table:style-name="Table1.A6" office:value-type="string">
              <text:p text:style-name="P59">Lets look at another sequence data type, strings </text:p>
              <text:p text:style-name="P60">Type <text:span text:style-name="T2">greeting_string="hello"</text:span></text:p>
              <text:p text:style-name="P118"><text:span text:style-name="T9">greeting_string </text:span><text:span text:style-name="T50">is now a</text:span><text:span text:style-name="T9"> string variable </text:span><text:span text:style-name="T50">with the value</text:span><text:span text:style-name="T9"> "hello".</text:span></text:p>
            </table:table-cell>
          </table:table-row>
          <table:table-row>
            <table:table-cell table:style-name="Table1.A4" office:value-type="string">
              <text:p text:style-name="P61">[IPython Console]</text:p>
              <text:p text:style-name="P61"/>
              <text:p text:style-name="P90">k='Single quote' </text:p>
              <text:p text:style-name="P189">l="Let's see how to include a single quote"</text:p>
              <text:p text:style-name="P180">m="<text:span text:style-name="T47">""</text:span>Let's see how to include both"<text:span text:style-name="T47">""</text:span></text:p>
            </table:table-cell>
            <table:table-cell table:style-name="Table1.A4" office:value-type="string">
              <text:p text:style-name="P4">Python <text:span text:style-name="T2">strings</text:span> can actually be defined in three different ways </text:p>
              <text:p text:style-name="P151">Type </text:p>
              <text:p text:style-name="P91">k='Single quote' </text:p>
              <text:p text:style-name="P190">l="Let's see how to include a single quote"</text:p>
              <text:p text:style-name="P147">m="""Let's see how to </text:p>
              <text:p text:style-name="P148">include both"""</text:p>
              <text:p text:style-name="P119"><text:span text:style-name="T25">Strings in single, double and triple </text:span><text:span text:style-name="T65">quotes</text:span><text:span text:style-name="T25"> are </text:span>used as delimiters </text:p>
            </table:table-cell>
          </table:table-row>
          <table:table-row>
            <table:table-cell table:style-name="Table1.A4" office:value-type="string">
              <text:p text:style-name="P62">[IPython Console]</text:p>
              <text:p text:style-name="P62"/>
              <text:p text:style-name="P99">num_tuple = (1, 2, 3, 4, 5, 6, 7, 8) </text:p>
            </table:table-cell>
            <table:table-cell table:style-name="Table1.A4" office:value-type="string">
              <text:p text:style-name="P121"><text:span text:style-name="T20">The last in the list of </text:span>sequence data types<text:span text:style-name="T20"> is </text:span>tuple<text:span text:style-name="T20">. </text:span></text:p>
              <text:p text:style-name="P4">To create a <text:span text:style-name="T2">tuple</text:span> we use normal brackets '(' unlike '[' for lists. </text:p>
              <text:p text:style-name="P100"><text:span text:style-name="T20">Type </text:span><text:span text:style-name="T51">num_tuple = (1, 2, 3, 4, 5, 6, 7, 8) </text:span></text:p>
            </table:table-cell>
          </table:table-row>
          <table:table-row>
            <table:table-cell table:style-name="Table1.A4" office:value-type="string">
              <text:p text:style-name="P63">[IPython Console]</text:p>
              <text:p text:style-name="P92">num_list[2] </text:p>
              <text:p text:style-name="P189">num_list[-1]</text:p>
              <text:p text:style-name="P189"/>
              <text:p text:style-name="P189"/>
              <text:p text:style-name="P189"/>
            </table:table-cell>
            <table:table-cell table:style-name="Table1.A4" office:value-type="string">
              <text:p text:style-name="P171">Because of their <text:span text:style-name="T2">sequential</text:span> property there are certain <text:span text:style-name="T2">functions</text:span> and</text:p>
              <text:p text:style-name="P171"><text:span text:style-name="T2">operations</text:span> we can apply to all of them. </text:p>
              <text:p text:style-name="P171"/>
              <text:p text:style-name="P171">The first one is <text:span text:style-name="T2">accessing</text:span>. </text:p>
              <text:p text:style-name="P171">They can be accessed using <text:span text:style-name="T2">index</text:span> numbers. </text:p>
              <text:p text:style-name="P172">Let us first <text:span text:style-name="T2">access</text:span> <text:span text:style-name="T2">list</text:span> <text:span text:style-name="T2">elements</text:span>.</text:p>
              <text:p text:style-name="P172">Type</text:p>
              <text:p text:style-name="P93">num_list[2] </text:p>
              <text:p text:style-name="P191">num_list[-1]</text:p>
            </table:table-cell>
          </table:table-row>
          <table:table-row>
            <table:table-cell table:style-name="Table1.A4" office:value-type="string">
              <text:p text:style-name="P145">[IPython Console]</text:p>
              <text:p text:style-name="P127"/>
              <text:p text:style-name="P192">greeting_string[1]</text:p>
              <text:p text:style-name="P130">greeting_string[3]</text:p>
              <text:p text:style-name="P130">greeting_string[-2]</text:p>
            </table:table-cell>
            <table:table-cell table:style-name="Table1.A4" office:value-type="string">
              <text:p text:style-name="P173"><text:span text:style-name="T52">Now </text:span>Let us <text:span text:style-name="T2">access</text:span> <text:span text:style-name="T10">string</text:span> <text:span text:style-name="T2">elements</text:span>.</text:p>
              <text:p text:style-name="P64">Type</text:p>
              <text:p text:style-name="P193">greeting_string[1]</text:p>
              <text:p text:style-name="P131">greeting_string[3]</text:p>
              <text:p text:style-name="P134">greeting_string[-2]</text:p>
            </table:table-cell>
          </table:table-row>
          <text:soft-page-break/>
          <table:table-row>
            <table:table-cell table:style-name="Table1.A4" office:value-type="string">
              <text:p text:style-name="P142">[IPython Console]</text:p>
              <text:p text:style-name="P135"/>
              <text:p text:style-name="P194">num_tuple[2]</text:p>
              <text:p text:style-name="P153">num_tuple[-3]</text:p>
              <text:p text:style-name="P94"/>
            </table:table-cell>
            <table:table-cell table:style-name="Table1.A4" office:value-type="string">
              <text:p text:style-name="P65"><text:span text:style-name="T52">Now </text:span>Let us <text:span text:style-name="T2">access</text:span> <text:span text:style-name="T11">tuple</text:span> <text:span text:style-name="T2">elements</text:span>.</text:p>
              <text:p text:style-name="P43"/>
              <text:p text:style-name="P43">Type</text:p>
              <text:p text:style-name="P195">num_tuple[2]</text:p>
              <text:p text:style-name="P169">num_tuple[-3]</text:p>
            </table:table-cell>
          </table:table-row>
          <table:table-row table:style-name="Table1.17">
            <table:table-cell table:style-name="Table1.A4" office:value-type="string">
              <text:p text:style-name="P143"/>
              <text:p text:style-name="P143">[IPython Console]</text:p>
              <text:p text:style-name="P143"/>
              <text:p text:style-name="P122">num_list+var_list </text:p>
            </table:table-cell>
            <table:table-cell table:style-name="Table1.A4" office:value-type="string">
              <text:p text:style-name="P123"/>
              <text:p text:style-name="P123">Addition gives a new <text:span text:style-name="T2">sequence</text:span> containing both <text:span text:style-name="T2">sequences</text:span> </text:p>
              <text:p text:style-name="P25"/>
              <text:p text:style-name="P23"><text:span text:style-name="T20">Type </text:span><text:span text:style-name="T6">num_list+var_list </text:span></text:p>
            </table:table-cell>
          </table:table-row>
          <table:table-row table:style-name="Table1.17">
            <table:table-cell table:style-name="Table1.A4" office:value-type="string">
              <text:p text:style-name="P126">[IPython Console]</text:p>
              <text:p text:style-name="P146"/>
              <text:p text:style-name="P136">a_string="another string"</text:p>
              <text:p text:style-name="P179">greeting_string+a_string</text:p>
            </table:table-cell>
            <table:table-cell table:style-name="Table1.A4" office:value-type="string">
              <text:p text:style-name="P26">Type </text:p>
              <text:p text:style-name="P15">a_string="another string"</text:p>
              <text:p text:style-name="P27"><text:span text:style-name="T2">greeting_string+a_string</text:span> <text:s/></text:p>
            </table:table-cell>
          </table:table-row>
          <table:table-row>
            <table:table-cell table:style-name="Table1.A4" office:value-type="string">
              <text:p text:style-name="P125">[IPython Console]</text:p>
              <text:p text:style-name="P125"/>
              <text:p text:style-name="P137">t2=(3,4,6,7)</text:p>
              <text:p text:style-name="P179">num_tuple+t2</text:p>
            </table:table-cell>
            <table:table-cell table:style-name="Table1.A4" office:value-type="string">
              <text:p text:style-name="P144">Type </text:p>
              <text:p text:style-name="P138">t2=(3,4,6,7)</text:p>
              <text:p text:style-name="P154">num_tuple+t2</text:p>
            </table:table-cell>
          </table:table-row>
          <table:table-row>
            <table:table-cell table:style-name="Table1.A4" office:value-type="string">
              <text:p text:style-name="P165">[IPython Console]</text:p>
              <text:p text:style-name="P95">len(num_list) </text:p>
              <text:p text:style-name="P189">len(greeting_string)</text:p>
              <text:p text:style-name="P179">len(num_tuple)</text:p>
              <text:p text:style-name="P95"/>
            </table:table-cell>
            <table:table-cell table:style-name="Table1.A4" office:value-type="string">
              <text:p text:style-name="P19"><text:span text:style-name="T2">len</text:span> <text:span text:style-name="T2">function</text:span> gives the <text:span text:style-name="T2">length.</text:span> <text:s/></text:p>
              <text:p text:style-name="P19"/>
              <text:p text:style-name="P21">Type</text:p>
              <text:p text:style-name="P97">len(num_list) </text:p>
              <text:p text:style-name="P196">len(greeting_string)</text:p>
              <text:p text:style-name="P155">len(num_tuple)</text:p>
            </table:table-cell>
          </table:table-row>
          <table:table-row>
            <table:table-cell table:style-name="Table1.A4" office:value-type="string">
              <text:p text:style-name="P166">[IPython Console]</text:p>
              <text:p text:style-name="P98">3 in num_list </text:p>
              <text:p text:style-name="P189">'H' in greeting_string</text:p>
              <text:p text:style-name="P179">2 in num_tuple</text:p>
            </table:table-cell>
            <table:table-cell table:style-name="Table1.A4" office:value-type="string">
              <text:p text:style-name="P124">We can check the <text:span text:style-name="T2">containership</text:span> of an <text:span text:style-name="T2">element</text:span> using the '<text:span text:style-name="T2">in</text:span>' <text:span text:style-name="T2">keyword</text:span> </text:p>
              <text:p text:style-name="P66">Type</text:p>
              <text:p text:style-name="P111">3 in num_list </text:p>
              <text:p text:style-name="P189"><text:span text:style-name="T53">'</text:span>H' in greeting_string</text:p>
              <text:p text:style-name="P179">2 in num_tuple</text:p>
              <text:p text:style-name="P179"><text:span text:style-name="T20">We see that it gives </text:span>True<text:span text:style-name="T20"> and </text:span>False<text:span text:style-name="T20"> accordingly. </text:span></text:p>
            </table:table-cell>
          </table:table-row>
          <table:table-row>
            <table:table-cell table:style-name="Table1.A4" office:value-type="string">
              <text:p text:style-name="P167">[IPython Console]</text:p>
              <text:p text:style-name="P102">max(num_tuple) </text:p>
              <text:p text:style-name="P179">min(greeting_string)</text:p>
            </table:table-cell>
            <table:table-cell table:style-name="Table1.A4" office:value-type="string">
              <text:p text:style-name="P38">Find maximum using <text:span text:style-name="T2">max</text:span> function and minimum using <text:span text:style-name="T2">min</text:span>.</text:p>
              <text:p text:style-name="P38"/>
              <text:p text:style-name="P48">Type </text:p>
              <text:p text:style-name="P103">max(num_tuple) </text:p>
              <text:p text:style-name="P160">min(greeting_string)</text:p>
            </table:table-cell>
          </table:table-row>
          <table:table-row>
            <table:table-cell table:style-name="Table1.A4" office:value-type="string">
              <text:p text:style-name="P168">[IPython Console]</text:p>
              <text:p text:style-name="P158">s<text:span text:style-name="T66">um</text:span>(num_list) </text:p>
            </table:table-cell>
            <table:table-cell table:style-name="Table1.A4" office:value-type="string">
              <text:p text:style-name="P20"><text:span text:style-name="T54">We can g</text:span>et <text:span text:style-name="T67">the </text:span><text:span text:style-name="T2">s</text:span><text:span text:style-name="T13">um of a</text:span> <text:span text:style-name="T2">list.</text:span></text:p>
              <text:p text:style-name="P16"/>
              <text:p text:style-name="P22">Type </text:p>
              <text:p text:style-name="P159">s<text:span text:style-name="T68">um</text:span>(num_list) </text:p>
            </table:table-cell>
          </table:table-row>
          <table:table-row>
            <table:table-cell table:style-name="Table1.A4" office:value-type="string">
              <text:p text:style-name="P67">[IPython Console]</text:p>
              <text:p text:style-name="P67"/>
              <text:p text:style-name="P112">num_list[1]=9 </text:p>
              <text:p text:style-name="P181"><text:soft-page-break/>num_list</text:p>
              <text:p text:style-name="P112"/>
            </table:table-cell>
            <table:table-cell table:style-name="Table1.A4" office:value-type="string">
              <text:p text:style-name="P68">We have talked about many similar features of <text:span text:style-name="T2">lists</text:span>, <text:span text:style-name="T2">strings</text:span> and <text:span text:style-name="T2">tuples</text:span>. </text:p>
              <text:p text:style-name="P68"/>
              <text:p text:style-name="P68"><text:soft-page-break/>But there are many important features in <text:span text:style-name="T2">lists</text:span> that differ from <text:span text:style-name="T2">strings</text:span> and <text:span text:style-name="T2">tuples</text:span>. </text:p>
              <text:p text:style-name="P68"/>
              <text:p text:style-name="P68">Lets see this by example. </text:p>
              <text:p text:style-name="P82">Type </text:p>
              <text:p text:style-name="P113">num_list[1]=9 </text:p>
              <text:p text:style-name="P114">num_list</text:p>
            </table:table-cell>
          </table:table-row>
          <table:table-row>
            <table:table-cell table:style-name="Table1.A4" office:value-type="string">
              <text:p text:style-name="P69">[IPython Console]</text:p>
              <text:p text:style-name="P156">greeting_string[1]='k'</text:p>
            </table:table-cell>
            <table:table-cell table:style-name="Table1.A4" office:value-type="string">
              <text:p text:style-name="P49">Now Type</text:p>
              <text:p text:style-name="P161">greeting_string[1]='k'</text:p>
              <text:p text:style-name="P36">the first <text:span text:style-name="T2">command</text:span> executes with out a problem there is an error on the second one. </text:p>
              <text:p text:style-name="P36"/>
            </table:table-cell>
          </table:table-row>
          <table:table-row>
            <table:table-cell table:style-name="Table1.A4" office:value-type="string">
              <text:p text:style-name="P70">[IPython Console]</text:p>
              <text:p text:style-name="P108">new_tuple[1]=5 </text:p>
            </table:table-cell>
            <table:table-cell table:style-name="Table1.A4" office:value-type="string">
              <text:p text:style-name="P71">Now let <text:span text:style-name="T56">us</text:span> <text:span text:style-name="T55">type</text:span></text:p>
              <text:p text:style-name="P115">new_tuple[1]=5 </text:p>
            </table:table-cell>
          </table:table-row>
          <table:table-row>
            <table:table-cell table:style-name="Table1.A4" office:value-type="string">
              <text:p text:style-name="P104"/>
            </table:table-cell>
            <table:table-cell table:style-name="Table1.A4" office:value-type="string">
              <text:p text:style-name="P198"><text:span text:style-name="T57">We can see</text:span> same <text:span text:style-name="T2">error</text:span> <text:span text:style-name="T57">again</text:span>. </text:p>
              <text:p text:style-name="P199">This is because <text:span text:style-name="T2">strings</text:span> and <text:span text:style-name="T2">tuples</text:span> share the property of being <text:span text:style-name="T2">immutable</text:span>. </text:p>
              <text:p text:style-name="P199">We cannot change the <text:span text:style-name="T2">value</text:span> at a particular <text:span text:style-name="T2">index.</text:span></text:p>
            </table:table-cell>
          </table:table-row>
          <table:table-row>
            <table:table-cell table:style-name="Table1.A4" office:value-type="string">
              <text:p text:style-name="P73">[IPython Console]</text:p>
              <text:p text:style-name="P73"/>
              <text:p text:style-name="P96">lst=[3,4,5,6] </text:p>
              <text:p text:style-name="P189">tup=tuple(lst)</text:p>
              <text:p text:style-name="P189">lst</text:p>
              <text:p text:style-name="P189">tupl=(3,23,4,56)</text:p>
              <text:p text:style-name="P189">lst=list(tupl)</text:p>
              <text:p text:style-name="P179">tupl</text:p>
            </table:table-cell>
            <table:table-cell table:style-name="Table1.A4" office:value-type="string">
              <text:p text:style-name="P80">we can convert <text:span text:style-name="T2">list</text:span> to <text:span text:style-name="T2">tuple</text:span> and <text:span text:style-name="T2">tuple</text:span> to <text:span text:style-name="T2">list</text:span> </text:p>
              <text:p text:style-name="P83">Type</text:p>
              <text:p text:style-name="P116">lst=[3,4,5,6] </text:p>
              <text:p text:style-name="P189">tup=tuple(lst)</text:p>
              <text:p text:style-name="P189">lst</text:p>
              <text:p text:style-name="P189">tupl=(3,23,4,56)</text:p>
              <text:p text:style-name="P189">lst=list(tupl)</text:p>
              <text:p text:style-name="P179">tupl</text:p>
            </table:table-cell>
          </table:table-row>
          <table:table-row table:style-name="Table1.29">
            <table:table-cell table:style-name="Table1.A4" office:value-type="string">
              <text:p text:style-name="P74">[IPython Console]</text:p>
              <text:p text:style-name="P74"/>
              <text:p text:style-name="P107">otherstring="Tim,Amy,Stewy,Boss" <text:s/></text:p>
            </table:table-cell>
            <table:table-cell table:style-name="Table1.A4" office:value-type="string">
              <text:p text:style-name="P45">However <text:span text:style-name="T2">converting</text:span> a <text:span text:style-name="T2">string</text:span> to a <text:span text:style-name="T2">list</text:span> and a <text:span text:style-name="T2">list</text:span> to a <text:span text:style-name="T2">string</text:span> is an interesting problem. </text:p>
              <text:p text:style-name="P45">Let's say we have a string </text:p>
              <text:p text:style-name="P50">Type</text:p>
              <text:p text:style-name="P105">otherstring="Tim,Amy,Stewy,Boss" </text:p>
            </table:table-cell>
          </table:table-row>
          <table:table-row table:style-name="Table1.29">
            <table:table-cell table:style-name="Table1.A4" office:value-type="string">
              <text:p text:style-name="P75">[IPython Console]</text:p>
              <text:p text:style-name="P109"/>
              <text:p text:style-name="P157"><text:span text:style-name="T59">other</text:span>string.split(<text:span text:style-name="T58">','</text:span>)</text:p>
            </table:table-cell>
            <table:table-cell table:style-name="Table1.A4" office:value-type="string">
              <text:p text:style-name="P51">Type</text:p>
              <text:p text:style-name="P162"><text:span text:style-name="T59">other</text:span>string.split(<text:span text:style-name="T58">','</text:span>)</text:p>
              <text:p text:style-name="P44">This produces a <text:span text:style-name="T2">list</text:span> with the <text:span text:style-name="T2">string</text:span> split at <text:span text:style-name="T12">comma</text:span><text:span text:style-name="T60">.</text:span> </text:p>
            </table:table-cell>
          </table:table-row>
          <table:table-row table:style-name="Table1.29">
            <table:table-cell table:style-name="Table1.A4" office:value-type="string">
              <text:p text:style-name="P76">[IPython Console]</text:p>
              <text:p text:style-name="P76"/>
              <text:p text:style-name="P101">l1=['List','joined','on','commas'] </text:p>
              <text:p text:style-name="P179">','.join(l1)</text:p>
            </table:table-cell>
            <table:table-cell table:style-name="Table1.A4" office:value-type="string">
              <text:p text:style-name="P39"><text:span text:style-name="T2">join</text:span> <text:span text:style-name="T2">function</text:span> does the opposite. </text:p>
              <text:p text:style-name="P39"><text:span text:style-name="T64">It </text:span>Joins a <text:span text:style-name="T2">list</text:span> to make a <text:span text:style-name="T2">string</text:span>. </text:p>
              <text:p text:style-name="P37"/>
              <text:p text:style-name="P52">Type</text:p>
              <text:p text:style-name="P106">l1=['List','joined','on','commas'] </text:p>
              <text:p text:style-name="P163">','.join(l1)</text:p>
              <text:p text:style-name="P52">Thus we get a <text:span text:style-name="T2">list</text:span> joined on <text:span text:style-name="T2">commas</text:span>. <text:s/></text:p>
            </table:table-cell>
          </table:table-row>
          <table:table-row table:style-name="Table1.29">
            <table:table-cell table:style-name="Table1.A4" office:value-type="string">
              <text:p text:style-name="P78">[IPython Console]</text:p>
              <text:p text:style-name="P78"/>
              <text:p text:style-name="P110">l2=['Now','on','spaces'] </text:p>
              <text:p text:style-name="P110"/>
              <text:p text:style-name="P179"><text:soft-page-break/>' '.join(l2)</text:p>
            </table:table-cell>
            <table:table-cell table:style-name="Table1.A4" office:value-type="string">
              <text:p text:style-name="P53">Similarly we can do spaces.</text:p>
              <text:p text:style-name="P53"/>
              <text:p text:style-name="P54">Type</text:p>
              <text:p text:style-name="P117">l2=['Now','on','spaces'] </text:p>
              <text:p text:style-name="P117"/>
              <text:p text:style-name="P179"><text:soft-page-break/>' '.join(l2)</text:p>
              <text:p text:style-name="P183">Note that the <text:span text:style-name="T2">list</text:span> has to be a <text:span text:style-name="T2">list</text:span> of <text:span text:style-name="T2">strings</text:span> to apply <text:span text:style-name="T2">join operation</text:span>. </text:p>
            </table:table-cell>
          </table:table-row>
          <table:table-row table:style-name="Table1.29">
            <table:table-cell table:style-name="Table1.A4" office:value-type="string">
              <text:p text:style-name="P72">Show Slide </text:p>
              <text:p text:style-name="P5"><text:span text:style-name="T44">Exercise</text:span> <text:span text:style-name="T61">1</text:span></text:p>
            </table:table-cell>
            <table:table-cell table:style-name="Table1.A4" office:value-type="string">
              <text:p text:style-name="P28">Pause the video. <text:span text:style-name="T34">Try</text:span> this exercise and then resume the video.</text:p>
              <text:p text:style-name="P84"/>
              <text:p text:style-name="P84">Check if 3 is an element of the list [1,7,5,3,4]. </text:p>
              <text:p text:style-name="P40"><text:span text:style-name="T23">In case </text:span><text:span text:style-name="T20">it is </text:span><text:span text:style-name="T24">then</text:span><text:span text:style-name="T20"> change it to 21.</text:span> </text:p>
            </table:table-cell>
          </table:table-row>
          <table:table-row table:style-name="Table1.29">
            <table:table-cell table:style-name="Table1.A4" office:value-type="string">
              <text:p text:style-name="P79">[IPython Console]</text:p>
              <text:p text:style-name="P139">l=[1,7,5,3,4]</text:p>
              <text:p text:style-name="P189">3 in l</text:p>
              <text:p text:style-name="P189">l[3]=21</text:p>
              <text:p text:style-name="P179">l</text:p>
            </table:table-cell>
            <table:table-cell table:style-name="Table1.A4" office:value-type="string">
              <text:p text:style-name="P46">Switch to the terminal for solution. </text:p>
              <text:p text:style-name="P46"/>
              <text:p text:style-name="P55">Type</text:p>
              <text:p text:style-name="P140">l=[1,7,5,3,4]</text:p>
              <text:p text:style-name="P197">3 in l</text:p>
              <text:p text:style-name="P197">l[3]=21</text:p>
              <text:p text:style-name="P164">l</text:p>
            </table:table-cell>
          </table:table-row>
          <table:table-row table:style-name="Table1.29">
            <table:table-cell table:style-name="Table1.A4" office:value-type="string">
              <text:p text:style-name="P72">Show Slid<text:span text:style-name="T45">e</text:span></text:p>
              <text:p text:style-name="P5"><text:span text:style-name="T46">Exercise</text:span> <text:span text:style-name="T62">2</text:span></text:p>
            </table:table-cell>
            <table:table-cell table:style-name="Table1.A4" office:value-type="string">
              <text:p text:style-name="P29">Pause the video. <text:span text:style-name="T34">Try</text:span> this exercise and then resume the video.</text:p>
              <text:p text:style-name="P29"/>
              <text:p text:style-name="P29">Convert the string "Elizabeth is queen of england" to "Elizabeth is queen" </text:p>
            </table:table-cell>
          </table:table-row>
          <table:table-row table:style-name="Table1.29">
            <table:table-cell table:style-name="Table1.A4" office:value-type="string">
              <text:p text:style-name="P77">[IPython Console]</text:p>
              <text:p text:style-name="P77"/>
              <text:p text:style-name="P132">s="Elizabeth is queen of england"</text:p>
              <text:p text:style-name="P189">stemp=s.split()</text:p>
              <text:p text:style-name="P179">' '.join(stemp[:3])</text:p>
            </table:table-cell>
            <table:table-cell table:style-name="Table1.A4" office:value-type="string">
              <text:p text:style-name="P44">Switch to the terminal for solution. </text:p>
              <text:p text:style-name="P44"/>
              <text:p text:style-name="P47">Type </text:p>
              <text:p text:style-name="P133">s="Elizabeth is queen of england"</text:p>
              <text:p text:style-name="P189">stemp=s.split()</text:p>
              <text:p text:style-name="P179">' '.join(stemp[:3])</text:p>
            </table:table-cell>
          </table:table-row>
          <table:table-row>
            <table:table-cell table:style-name="Table1.A4" office:value-type="string">
              <text:p text:style-name="P30"/>
              <text:p text:style-name="P30">Show Slide</text:p>
              <text:p text:style-name="P5">Summary slide </text:p>
              <text:p text:style-name="P30"/>
            </table:table-cell>
            <table:table-cell table:style-name="Table1.A4" office:value-type="string">
              <text:p text:style-name="P89"><text:span text:style-name="T20">This brings us to the end of this tutorial. In this tutorial, we have learn</text:span><text:span text:style-name="T21">ed</text:span><text:span text:style-name="T20"> to,</text:span> </text:p>
              <text:p text:style-name="P89"/>
              <text:list xml:id="list1725632778558887936" text:style-name="L7">
                <text:list-item>
                  <text:p text:style-name="P206"><text:span text:style-name="T63">U</text:span>se the sequence data types – List, String and Tuple. <text:s/></text:p>
                </text:list-item>
                <text:list-item>
                  <text:p text:style-name="P217"><text:span text:style-name="T15">Split and join a list using </text:span><text:span text:style-name="Teletype"><text:span text:style-name="T15">split()</text:span></text:span><text:span text:style-name="T15"> and </text:span><text:span text:style-name="Teletype"><text:span text:style-name="T15">join()</text:span></text:span><text:span text:style-name="T15"> function respectively. </text:span></text:p>
                </text:list-item>
                <text:list-item>
                  <text:p text:style-name="P209">Convert to string to tuple and vice-versa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81">Show Slide</text:p>
              <text:p text:style-name="P5"><text:span text:style-name="T37">Evaluation</text:span> </text:p>
              <text:p text:style-name="P24"/>
            </table:table-cell>
            <table:table-cell table:style-name="Table1.A4" office:value-type="string">
              <text:p text:style-name="P30">Here are some self assessment questions for you to solve </text:p>
              <text:p text:style-name="P30"/>
              <text:list xml:id="list6288594132320965111" text:style-name="L8">
                <text:list-item>
                  <text:p text:style-name="P215">What is the major diffence between tuples and lists? </text:p>
                </text:list-item>
                <text:list-item text:style-override="L9">
                  <text:p text:style-name="P207">Split this string on whitespaces </text:p>
                </text:list-item>
              </text:list>
              <text:p text:style-name="P182">string="Split this string on whitespaces"</text:p>
            </table:table-cell>
          </table:table-row>
          <table:table-row>
            <table:table-cell table:style-name="Table1.A4" office:value-type="string">
              <text:p text:style-name="P30"/>
              <text:p text:style-name="P30">Show Slide</text:p>
              <text:p text:style-name="P30"/>
              <text:p text:style-name="P5">Solutions </text:p>
              <text:p text:style-name="P17"/>
            </table:table-cell>
            <table:table-cell table:style-name="Table1.A4" office:value-type="string">
              <text:p text:style-name="P174"><text:span text:style-name="T20">And the answers,</text:span><text:span text:style-name="T2"> </text:span></text:p>
              <text:list xml:id="list4078340832925070395" text:style-name="L10">
                <text:list-item>
                  <text:p text:style-name="P216">The major diffence between tuples and lists is that Tuples are immutable while lists are not. </text:p>
                </text:list-item>
                <text:list-item text:style-override="L11">
                  <text:p text:style-name="P210"><text:span text:style-name="T20">To split the string on whitespace, we use the function</text:span><text:line-break/>`` split`` without any argument <text:span text:style-name="T2">string.split()</text:span></text:p>
                </text:list-item>
              </text:list>
            </table:table-cell>
          </table:table-row>
          <table:table-row>
            <table:table-cell table:style-name="Table1.A6" office:value-type="string">
              <text:p text:style-name="P175">Show Slide</text:p>
              <text:p text:style-name="P175"><text:soft-page-break/>Forum </text:p>
            </table:table-cell>
            <table:table-cell table:style-name="Table1.A6" office:value-type="string">
              <text:p text:style-name="P184">Please post your <text:span text:style-name="T72">timed </text:span>queries <text:span text:style-name="T72">i</text:span>n this forum.<text:soft-page-break/></text:p>
            </table:table-cell>
          </table:table-row>
          <table:table-row>
            <table:table-cell table:style-name="Table1.A6" office:value-type="string">
              <text:p text:style-name="P176">Show Slide</text:p>
              <text:p text:style-name="P176"><text:span text:style-name="T36">Fossee </text:span>Forum </text:p>
            </table:table-cell>
            <table:table-cell table:style-name="Table1.A6" office:value-type="string">
              <text:p text:style-name="P185"><text:span text:style-name="T72">Please post your general queries</text:span> <text:span text:style-name="T70">on</text:span> Python <text:span text:style-name="T72">in</text:span> this <text:span text:style-name="T71">forum</text:span>.</text:p>
            </table:table-cell>
          </table:table-row>
          <table:table-row>
            <table:table-cell table:style-name="Table1.A6" office:value-type="string">
              <text:p text:style-name="P175">Show Slide </text:p>
              <text:p text:style-name="P175">Textbook Companion </text:p>
            </table:table-cell>
            <table:table-cell table:style-name="Table1.A6" office:value-type="string">
              <text:p text:style-name="P186">FOSSEE team coordinates <text:span text:style-name="T72">the </text:span>TBC project.</text:p>
            </table:table-cell>
          </table:table-row>
          <table:table-row table:style-name="Table1.43">
            <table:table-cell table:style-name="Table1.A6" office:value-type="string">
              <text:p text:style-name="P175">Show Slide</text:p>
              <text:p text:style-name="P175">Acknowledgement </text:p>
            </table:table-cell>
            <table:table-cell table:style-name="Table1.A6" office:value-type="string">
              <text:p text:style-name="P187">Spoken Tutorial Project is funded by NMEICT, MHRD, Govt. of India.</text:p>
              <text:p text:style-name="P7">For more details, visit this website.</text:p>
            </table:table-cell>
          </table:table-row>
          <table:table-row table:style-name="Table1.43">
            <table:table-cell table:style-name="Table1.A6" office:value-type="string">
              <text:p text:style-name="P177">Show Slide</text:p>
              <text:p text:style-name="P177">Thank You</text:p>
            </table:table-cell>
            <table:table-cell table:style-name="Table1.A6" office:value-type="string">
              <text:p text:style-name="P178"/>
              <text:p text:style-name="P170">This is _________ from IIT Bombay signing off.</text:p>
              <text:p text:style-name="P188">Thank you.</text:p>
              <text:p text:style-name="P185"/>
            </table:table-cell>
          </table:table-row>
        </table:table>
        <text:section text:style-name="Sect1" text:name="ContributionCredits">
          <text:h text:style-name="P9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0:57:52.946000000</dc:date>
    <meta:editing-duration>P1DT20H52M43S</meta:editing-duration>
    <meta:editing-cycles>2142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6" meta:paragraph-count="280" meta:word-count="1099" meta:character-count="7070" meta:non-whitespace-character-count="6147"/>
  </office:meta>
</office:document-meta>
</file>